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daptor.getEven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Adaptor.getEv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Adaptor.hasHandler( Ap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daptor.EventAdaptor( AptEventField eventField , AptEventSet eve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Adaptor.getEventSetBind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ventAdaptor.ini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Adaptor.addHandler( AptEvent event , AptMethod ev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dapto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daptor.getHandler( Ap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daptor.getFormal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